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8e01" officeooo:paragraph-rsid="00078e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59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45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GORITMO</text:span> LOCALIZA ELEMENTO</text:p>
      <text:p text:style-name="P1"><text:tab/><text:span text:style-name="T1">INPUT</text:span>: VETOR[TAMVETOR];</text:p>
      <text:p text:style-name="P1"><text:tab/></text:p>
      <text:p text:style-name="P1"><text:tab/><text:span text:style-name="T1">FUNÇÃO</text:span> BUSCA(VETOR)</text:p>
      <text:p text:style-name="P1"><text:tab/><text:tab/><text:span text:style-name="T1">INPUT:</text:span> ELEMENTOPROCURADO;</text:p>
      <text:p text:style-name="P1"><text:tab/><text:tab/><text:span text:style-name="T1">INTEIRO: </text:span><text:span text:style-name="T3">ACHOU = 0;</text:span></text:p>
      <text:p text:style-name="P1"><text:tab/><text:tab/></text:p>
      <text:p text:style-name="P1"><text:tab/><text:tab/><text:span text:style-name="T1">PARA</text:span> I DE 0 ATÉ TAMVETOR-1 <text:span text:style-name="T1">OU </text:span><text:span text:style-name="T3">ACHOU = 1</text:span><text:span text:style-name="T1">,</text:span> <text:span text:style-name="T1">FAÇA:</text:span></text:p>
      <text:p text:style-name="P1"><text:span text:style-name="T1"><text:tab/><text:tab/><text:tab/>SE </text:span><text:span text:style-name="T3">ELEMENTOPROCURADO = VETOR[I]:</text:span></text:p>
      <text:p text:style-name="P1"><text:span text:style-name="T3"><text:tab/><text:tab/><text:tab/><text:tab/></text:span><text:span text:style-name="T1">OUTPUT </text:span><text:span text:style-name="T3">(“O ELEMENTO FOI ENCONTRADO NO ÍNDICE I”);</text:span></text:p>
      <text:p text:style-name="P1"><text:span text:style-name="T3"><text:tab/><text:tab/><text:tab/><text:tab/>ACHOU = 1;</text:span></text:p>
      <text:p text:style-name="P1"><text:span text:style-name="T3"><text:tab/><text:tab/><text:tab/></text:span><text:span text:style-name="T1">FIM-SE</text:span></text:p>
      <text:p text:style-name="P1"><text:span text:style-name="T1"><text:tab/><text:tab/>FIM-PARA</text:span></text:p>
      <text:p text:style-name="P1"><text:span text:style-name="T1"><text:tab/></text:span></text:p>
      <text:p text:style-name="P1"><text:span text:style-name="T1"><text:tab/><text:tab/>SE </text:span><text:span text:style-name="T3">ACHOU = 0:</text:span></text:p>
      <text:p text:style-name="P1"><text:span text:style-name="T3"><text:tab/><text:tab/><text:tab/></text:span><text:span text:style-name="T1">OUTPUT</text:span><text:span text:style-name="T3"> (“O ELEMENTO NAO FOI ENCONTRADO!!”);</text:span></text:p>
      <text:p text:style-name="P1"><text:span text:style-name="T3"><text:tab/><text:tab/></text:span><text:span text:style-name="T1">FIM-SE</text:span></text:p>
      <text:p text:style-name="P1"><text:span text:style-name="T1"/></text:p>
      <text:p text:style-name="P1"><text:span text:style-name="T1"><text:tab/><text:tab/></text:span><text:span text:style-name="T2">RETORNE </text:span><text:span text:style-name="T4">ACHOU;</text:span></text:p>
      <text:p text:style-name="P1"><text:span text:style-name="T4"><text:tab/></text:span><text:span text:style-name="T2">FIM-FUN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9:26:27.690592248</meta:creation-date>
    <dc:date>2017-03-22T20:26:24.779734798</dc:date>
    <meta:editing-duration>PT1M10S</meta:editing-duration>
    <meta:editing-cycles>1</meta:editing-cycles>
    <meta:document-statistic meta:table-count="0" meta:image-count="0" meta:object-count="0" meta:page-count="1" meta:paragraph-count="19" meta:word-count="55" meta:character-count="388" meta:non-whitespace-character-count="311"/>
    <meta:generator>LibreOffice/5.2.3.3$Linux_X86_64 LibreOffice_project/20m0$Build-3</meta:generator>
  </office:meta>
</office:document-meta>
</file>